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(13-8, 7-2 SL)</text:p>
          </table:table-cell>
          <table:table-cell office:value-type="string">
            <text:p>25</text:p>
          </table:table-cell>
          <table:table-cell office:value-type="string">
            <text:p>27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North Dakota State (15-6, 6-3 SL)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42</text:p>
          </table:table-cell>
          <table:table-cell office:value-type="string">
            <text:p>.26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38</text:p>
          </table:table-cell>
          <table:table-cell office:value-type="string">
            <text:p>.10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.260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40</text:p>
          </table:table-cell>
          <table:table-cell office:value-type="string">
            <text:p>.22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13</text:p>
          </table:table-cell>
          <table:table-cell office:value-type="string">
            <text:p>48</text:p>
          </table:table-cell>
          <table:table-cell office:value-type="string">
            <text:p>.10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47</text:p>
          </table:table-cell>
          <table:table-cell office:value-type="string">
            <text:p>.277</text:p>
          </table:table-cell>
        </table:table-row>
      </table:table>
      <table:table table:name="Sheet 2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238</text:p>
          </table:table-cell>
          <table:table-cell office:value-type="string">
            <text:p>29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4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37</text:p>
          </table:table-cell>
          <table:table-cell office:value-type="string">
            <text:p>.1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28</text:p>
          </table:table-cell>
          <table:table-cell office:value-type="string">
            <text:p>.14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31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9</text:p>
          </table:table-cell>
          <table:table-cell office:value-type="string">
            <text:p>11</text:p>
          </table:table-cell>
          <table:table-cell office:value-type="string">
            <text:p>130</text:p>
          </table:table-cell>
          <table:table-cell office:value-type="string">
            <text:p>.215</text:p>
          </table:table-cell>
          <table:table-cell office:value-type="string">
            <text:p>38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59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53.0</text:p>
          </table:table-cell>
        </table:table-row>
      </table:table>
      <table:table table:name="Sheet 3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ica Jorgensen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.3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.182</text:p>
          </table:table-cell>
          <table:table-cell office:value-type="string">
            <text:p>4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.21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office:value-type="string">
            <text:p>37</text:p>
          </table:table-cell>
          <table:table-cell office:value-type="string">
            <text:p>.2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9</text:p>
          </table:table-cell>
          <table:table-cell office:value-type="string">
            <text:p>22</text:p>
          </table:table-cell>
          <table:table-cell office:value-type="string">
            <text:p>135</text:p>
          </table:table-cell>
          <table:table-cell office:value-type="string">
            <text:p>.200</text:p>
          </table:table-cell>
          <table:table-cell office:value-type="string">
            <text:p>47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56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